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9528"/>
    </style:style>
    <style:style style:name="P2" style:family="paragraph" style:parent-style-name="Text_20_body">
      <style:text-properties officeooo:paragraph-rsid="0007ba3d"/>
    </style:style>
    <style:style style:name="P3" style:family="paragraph" style:parent-style-name="Text_20_body">
      <style:text-properties officeooo:paragraph-rsid="0007f604"/>
    </style:style>
    <style:style style:name="P4" style:family="paragraph" style:parent-style-name="Text_20_body">
      <style:text-properties officeooo:paragraph-rsid="000accea"/>
    </style:style>
    <style:style style:name="P5" style:family="paragraph" style:parent-style-name="Text_20_body">
      <style:text-properties officeooo:paragraph-rsid="000bd8de"/>
    </style:style>
    <style:style style:name="P6" style:family="paragraph" style:parent-style-name="Text_20_body">
      <style:text-properties officeooo:paragraph-rsid="0012f7e3"/>
    </style:style>
    <style:style style:name="P7" style:family="paragraph" style:parent-style-name="Text_20_body">
      <style:text-properties officeooo:paragraph-rsid="00147960"/>
    </style:style>
    <style:style style:name="P8" style:family="paragraph" style:parent-style-name="Heading_20_1">
      <style:text-properties officeooo:rsid="00052373" officeooo:paragraph-rsid="00052373"/>
    </style:style>
    <style:style style:name="P9" style:family="paragraph" style:parent-style-name="Heading_20_1">
      <style:text-properties officeooo:rsid="0005f729" officeooo:paragraph-rsid="0005f729"/>
    </style:style>
    <style:style style:name="P10" style:family="paragraph" style:parent-style-name="Heading_20_1">
      <style:text-properties officeooo:rsid="00079528" officeooo:paragraph-rsid="00079528"/>
    </style:style>
    <style:style style:name="P11" style:family="paragraph" style:parent-style-name="Heading_20_1">
      <style:text-properties fo:color="#780373" loext:opacity="100%" style:font-name="Liberation Sans" fo:font-size="18.2000007629395pt" fo:font-weight="bold" officeooo:rsid="00079528" officeooo:paragraph-rsid="00079528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Heading_20_1">
      <style:text-properties fo:color="#780373" loext:opacity="100%" style:font-name="Liberation Sans" fo:font-size="18.2000007629395pt" fo:font-weight="bold" officeooo:rsid="0007ba3d" officeooo:paragraph-rsid="0007ba3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3" style:family="paragraph" style:parent-style-name="Heading_20_2">
      <style:text-properties officeooo:paragraph-rsid="0007f604"/>
    </style:style>
    <style:style style:name="P14" style:family="paragraph" style:parent-style-name="Heading_20_2">
      <style:text-properties officeooo:rsid="00052373" officeooo:paragraph-rsid="0009b134"/>
    </style:style>
    <style:style style:name="P15" style:family="paragraph" style:parent-style-name="Heading_20_2">
      <style:text-properties officeooo:rsid="0009b134" officeooo:paragraph-rsid="0009b134"/>
    </style:style>
    <style:style style:name="P16" style:family="paragraph" style:parent-style-name="Heading_20_2">
      <style:text-properties officeooo:paragraph-rsid="000a8428"/>
    </style:style>
    <style:style style:name="P17" style:family="paragraph" style:parent-style-name="Heading_20_2">
      <style:text-properties officeooo:paragraph-rsid="000accea"/>
    </style:style>
    <style:style style:name="P18" style:family="paragraph" style:parent-style-name="Heading_20_2">
      <style:text-properties officeooo:paragraph-rsid="000bd8de"/>
    </style:style>
    <style:style style:name="P19" style:family="paragraph" style:parent-style-name="Heading_20_2">
      <style:text-properties officeooo:rsid="0010f09e" officeooo:paragraph-rsid="0010f09e"/>
    </style:style>
    <style:style style:name="P20" style:family="paragraph" style:parent-style-name="Heading_20_2">
      <style:text-properties officeooo:paragraph-rsid="000f07e6"/>
    </style:style>
    <style:style style:name="P21" style:family="paragraph" style:parent-style-name="Heading_20_2">
      <style:text-properties officeooo:paragraph-rsid="0012f7e3"/>
    </style:style>
    <style:style style:name="P22" style:family="paragraph" style:parent-style-name="Heading_20_2">
      <style:text-properties officeooo:paragraph-rsid="00147960"/>
    </style:style>
    <style:style style:name="P23" style:family="paragraph" style:parent-style-name="Heading_20_2">
      <style:text-properties officeooo:paragraph-rsid="0007ba3d"/>
    </style:style>
    <style:style style:name="P24" style:family="paragraph" style:parent-style-name="Heading_20_2">
      <style:text-properties officeooo:paragraph-rsid="00199283"/>
    </style:style>
    <style:style style:name="P25" style:family="paragraph" style:parent-style-name="Heading_20_2">
      <style:text-properties officeooo:paragraph-rsid="001adba1"/>
    </style:style>
    <style:style style:name="P26" style:family="paragraph" style:parent-style-name="Heading_20_3">
      <style:text-properties officeooo:rsid="0012f7e3" officeooo:paragraph-rsid="0012f7e3"/>
    </style:style>
    <style:style style:name="T1" style:family="text">
      <style:text-properties officeooo:rsid="00052373"/>
    </style:style>
    <style:style style:name="T2" style:family="text">
      <style:text-properties officeooo:rsid="0005f729"/>
    </style:style>
    <style:style style:name="T3" style:family="text">
      <style:text-properties officeooo:rsid="00079528"/>
    </style:style>
    <style:style style:name="T4" style:family="text">
      <style:text-properties officeooo:rsid="0007f604"/>
    </style:style>
    <style:style style:name="T5" style:family="text">
      <style:text-properties officeooo:rsid="0009b134"/>
    </style:style>
    <style:style style:name="T6" style:family="text">
      <style:text-properties officeooo:rsid="000a8428"/>
    </style:style>
    <style:style style:name="T7" style:family="text">
      <style:text-properties officeooo:rsid="000accea"/>
    </style:style>
    <style:style style:name="T8" style:family="text">
      <style:text-properties officeooo:rsid="000bd8d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2f7e3"/>
    </style:style>
    <style:style style:name="T11" style:family="text">
      <style:text-properties officeooo:rsid="00147960"/>
    </style:style>
    <style:style style:name="T12" style:family="text">
      <style:text-properties officeooo:rsid="001599fb"/>
    </style:style>
    <style:style style:name="T13" style:family="text">
      <style:text-properties officeooo:rsid="001992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fw (</text:span>Uncomplicated Firewall<text:span text:style-name="T1">)</text:span></text:h>
      <text:h text:style-name="P13" text:outline-level="2"><text:span text:style-name="T1">$ </text:span><text:span text:style-name="Source_20_Text">sudo ufw enable</text:span></text:h>
      <text:h text:style-name="P13" text:outline-level="2"><text:span text:style-name="T4">$ </text:span>sudo ufw status verbose</text:h>
      <text:h text:style-name="Heading_20_2" text:outline-level="2"><text:span text:style-name="T1">$ </text:span>sudo ufw default deny incoming</text:h>
      <text:h text:style-name="Heading_20_2" text:outline-level="2"><text:span text:style-name="T1">$ </text:span>sudo ufw default allow outgoing</text:h>
      <text:h text:style-name="Heading_20_2" text:outline-level="2"><text:span text:style-name="T1">$ </text:span><text:span text:style-name="Source_20_Text">sudo ufw allow ssh</text:span></text:h>
      <text:h text:style-name="P13" text:outline-level="2"><text:span text:style-name="Source_20_Text"><text:span text:style-name="T4">$ </text:span></text:span><text:span text:style-name="Source_20_Text">sudo ufw allow from </text:span><text:span text:style-name="Source_20_Text"><text:span text:style-name="T4">xx</text:span></text:span><text:span text:style-name="Source_20_Text">.</text:span><text:span text:style-name="Source_20_Text"><text:span text:style-name="T4">xx</text:span></text:span><text:span text:style-name="Source_20_Text">.</text:span><text:span text:style-name="Source_20_Text"><text:span text:style-name="T4">xx</text:span></text:span><text:span text:style-name="Source_20_Text">.</text:span><text:span text:style-name="Source_20_Text"><text:span text:style-name="T4">xx</text:span></text:span></text:h>
      <text:h text:style-name="P13" text:outline-level="2"><text:span text:style-name="Source_20_Text"><text:span text:style-name="T4">$ </text:span></text:span><text:span text:style-name="Source_20_Text">sudo ufw allow from </text:span><text:span text:style-name="Source_20_Text"><text:span text:style-name="T4">xx</text:span></text:span><text:span text:style-name="Source_20_Text">.</text:span><text:span text:style-name="Source_20_Text"><text:span text:style-name="T4">xx</text:span></text:span><text:span text:style-name="Source_20_Text">.</text:span><text:span text:style-name="Source_20_Text"><text:span text:style-name="T4">xx</text:span></text:span><text:span text:style-name="Source_20_Text">.</text:span><text:span text:style-name="Source_20_Text"><text:span text:style-name="T4">xx</text:span></text:span><text:span text:style-name="Source_20_Text">/24</text:span></text:h>
      <text:h text:style-name="Heading_20_2" text:outline-level="2"><text:span text:style-name="Source_20_Text"><text:span text:style-name="T4">$ </text:span></text:span><text:span text:style-name="Source_20_Text">sudo ufw deny http</text:span></text:h>
      <text:h text:style-name="Heading_20_2" text:outline-level="2"><text:span text:style-name="Source_20_Text"><text:span text:style-name="T4">$ </text:span></text:span><text:span text:style-name="Source_20_Text">sudo ufw status numbered</text:span></text:h>
      <text:h text:style-name="Heading_20_2" text:outline-level="2"><text:span text:style-name="Source_20_Text"><text:span text:style-name="T4">$ </text:span></text:span><text:span text:style-name="Source_20_Text">sudo ufw delete 2</text:span></text:h>
      <text:h text:style-name="Heading_20_2" text:outline-level="2"><text:span text:style-name="Source_20_Text"><text:span text:style-name="T4">$ s</text:span></text:span><text:span text:style-name="Source_20_Text">udo ufw delete allow http</text:span></text:h>
      <text:p text:style-name="P3"><text:span text:style-name="Source_20_Text"/></text:p>
      <text:h text:style-name="P8" text:outline-level="1">Git</text:h>
      <text:h text:style-name="P14" text:outline-level="2">$ git –<text:span text:style-name="T5">version</text:span></text:h>
      <text:h text:style-name="P15" text:outline-level="2">$ git config –list</text:h>
      <text:h text:style-name="P15" text:outline-level="2">$ git init</text:h>
      <text:h text:style-name="P9" text:outline-level="1">Postgres</text:h>
      <text:h text:style-name="Heading_20_2" text:outline-level="2"><text:span text:style-name="T2"># </text:span>ALTER ROLE postgres WITH PASSWORD '<text:span text:style-name="T2">nuevo_password</text:span>';</text:h>
      <text:p text:style-name="Text_20_body"/>
      <text:h text:style-name="P10" text:outline-level="1"><text:soft-page-break/>Python</text:h>
      <text:h text:style-name="P16" text:outline-level="2"><text:span text:style-name="T3">$ </text:span><text:span text:style-name="Source_20_Text">python3 -V</text:span>;</text:h>
      <text:h text:style-name="P16" text:outline-level="2"><text:span text:style-name="T6">$ </text:span>sudo apt install -y python3-pi<text:span text:style-name="T6">p</text:span></text:h>
      <text:h text:style-name="P16" text:outline-level="2"><text:span text:style-name="T6">$ </text:span><text:span text:style-name="Source_20_Text">sudo apt install build-essential libssl-dev libffi-dev python3-dev</text:span></text:h>
      <text:h text:style-name="P17" text:outline-level="2"><text:span text:style-name="T6">$ </text:span><text:span text:style-name="Source_20_Text">sudo apt install -y python3-venv</text:span></text:h>
      <text:h text:style-name="P18" text:outline-level="2"><text:span text:style-name="T7">$ </text:span><text:span text:style-name="Source_20_Text">python3.6 -m venv my_env <text:s text:c="2"/></text:span><text:span text:style-name="Source_20_Text"><text:span text:style-name="T8">(Crea un ambiente python</text:span></text:span></text:h>
      <text:h text:style-name="P18" text:outline-level="2"><text:span text:style-name="Source_20_Text"><text:span text:style-name="T8">$ </text:span></text:span><text:span text:style-name="Source_20_Text">source my_env/bin/activate </text:span><text:span text:style-name="Source_20_Text"><text:span text:style-name="T8">(Activa ambiente)</text:span></text:span></text:h>
      <text:p text:style-name="P5"><text:span text:style-name="Source_20_Text"/></text:p>
      <text:h text:style-name="Heading_20_2" text:outline-level="2"><text:span text:style-name="Source_20_Text">$ <text:s/>(Sale del ambiente)</text:span></text:h>
      <text:p text:style-name="Text_20_body"><text:span text:style-name="Source_20_Text"/></text:p>
      <text:h text:style-name="Heading_20_2" text:outline-level="2"><text:span text:style-name="Source_20_Text">pip install numpy</text:span></text:h>
      <text:h text:style-name="Heading_20_2" text:outline-level="2"><text:span text:style-name="Source_20_Text">pip install scipy</text:span></text:h>
      <text:h text:style-name="Heading_20_2" text:outline-level="2"><text:span text:style-name="Source_20_Text">pip install pandas</text:span></text:h>
      <text:h text:style-name="Heading_20_2" text:outline-level="2"><text:span text:style-name="Source_20_Text">pip install matplotlib</text:span></text:h>
      <text:h text:style-name="Heading_20_2" text:outline-level="2"><text:span text:style-name="Source_20_Text">pip install seaborn</text:span></text:h>
      <text:h text:style-name="P24" text:outline-level="2"><text:span text:style-name="Source_20_Text">pip install statsmodel</text:span><text:span text:style-name="Source_20_Text"><text:span text:style-name="T13">s</text:span></text:span></text:h>
      <text:h text:style-name="P25" text:outline-level="2"><text:span text:style-name="Source_20_Text">pip install tensorflow</text:span></text:h>
      <text:h text:style-name="P25" text:outline-level="2"><text:span text:style-name="Source_20_Text">pip install sklearn</text:span></text:h>
      <text:p text:style-name="P4"/>
      <text:p text:style-name="P1"/>
      <text:h text:style-name="P11" text:outline-level="1"><text:soft-page-break/>Docker</text:h>
      <text:h text:style-name="P19" text:outline-level="2">Agregar usuario a grupo docker para evitar sudo (sudo usermod -aG docker <text:span text:style-name="T9">devops)</text:span></text:h>
      <text:h text:style-name="P20" text:outline-level="2"><text:span text:style-name="T3">$ </text:span>docker –version;</text:h>
      <text:h text:style-name="Heading_20_2" text:outline-level="2">$ docker pull <text:span text:style-name="T10">image</text:span></text:h>
      <text:h text:style-name="Heading_20_2" text:outline-level="2">$ docker images</text:h>
      <text:h text:style-name="Heading_20_2" text:outline-level="2">$ docker rmi <text:span text:style-name="T12">(remueve imagen)</text:span></text:h>
      <text:h text:style-name="P21" text:outline-level="2">$ docker <text:s/>run image:<text:span text:style-name="T10">tag <text:s text:c="2"/>(ejemplo ubuntu:20.04)</text:span></text:h>
      <text:h text:style-name="P26" text:outline-level="3">$ docker run -ti ubuntu:tag command </text:h>
      <text:h text:style-name="P21" text:outline-level="2">$ docker ps -a (En otra terminal)</text:h>
      <text:h text:style-name="P22" text:outline-level="2">$ docker <text:span text:style-name="T11">rm container id | names</text:span></text:h>
      <text:p text:style-name="P7"/>
      <text:p text:style-name="P7"/>
      <text:p text:style-name="P6"/>
      <text:h text:style-name="Heading_20_2" text:outline-level="2"/>
      <text:p text:style-name="Text_20_body"/>
      <text:p text:style-name="Text_20_body"/>
      <text:h text:style-name="P12" text:outline-level="1">Jupiter Note</text:h>
      <text:h text:style-name="P23" text:outline-level="2"><text:span text:style-name="T3">$ ssh -L 8888:localhost:8888 devops@192.168.0.207</text:span>;</text:h>
      <text:p text:style-name="P2"/>
      <text:h text:style-name="P12" text:outline-level="1">Open VPN-CA</text:h>
      <text:h text:style-name="P23" text:outline-level="2"><text:span text:style-name="T3">$ </text:span>;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780373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a933" loext:opacity="100%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4T05:42:26.046461663</meta:creation-date>
    <dc:date>2021-04-28T17:06:07.869276628</dc:date>
    <meta:editing-duration>PT2H8M17S</meta:editing-duration>
    <meta:editing-cycles>22</meta:editing-cycles>
    <meta:generator>LibreOffice/7.1.2.2$Linux_X86_64 LibreOffice_project/5751006d328844ba3fa6124ed263bbf122f0788a</meta:generator>
    <meta:document-statistic meta:table-count="0" meta:image-count="0" meta:object-count="0" meta:page-count="3" meta:paragraph-count="48" meta:word-count="213" meta:character-count="1247" meta:non-whitespace-character-count="1075"/>
  </office:meta>
</office:document-meta>
</file>